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center" style:justify-single-word="false"/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paragraph-rsid="00055133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officeooo:rsid="00151dd4" officeooo:paragraph-rsid="00151dd4"/>
    </style:style>
    <style:style style:name="P5" style:family="paragraph" style:parent-style-name="Title">
      <style:text-properties fo:language="zxx" fo:country="none" officeooo:paragraph-rsid="00055133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fo:language="zxx" fo:country="none" officeooo:paragraph-rsid="0009d13f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5d855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9d13f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officeooo:paragraph-rsid="000cf92a"/>
    </style:style>
    <style:style style:name="P11" style:family="paragraph" style:parent-style-name="Table_20_Contents">
      <style:paragraph-properties fo:text-align="start" style:justify-single-word="false"/>
      <style:text-properties officeooo:paragraph-rsid="000b2a0c"/>
    </style:style>
    <style:style style:name="P12" style:family="paragraph" style:parent-style-name="Table_20_Contents">
      <style:paragraph-properties fo:text-align="start" style:justify-single-word="false"/>
      <style:text-properties officeooo:paragraph-rsid="000b240f"/>
    </style:style>
    <style:style style:name="P13" style:family="paragraph" style:parent-style-name="Table_20_Contents">
      <style:paragraph-properties fo:text-align="start" style:justify-single-word="false"/>
      <style:text-properties officeooo:paragraph-rsid="0008443b"/>
    </style:style>
    <style:style style:name="P14" style:family="paragraph" style:parent-style-name="Table_20_Contents">
      <style:paragraph-properties fo:text-align="start" style:justify-single-word="false"/>
      <style:text-properties officeooo:paragraph-rsid="000772a0"/>
    </style:style>
    <style:style style:name="P15" style:family="paragraph" style:parent-style-name="Table_20_Contents">
      <style:paragraph-properties fo:text-align="start" style:justify-single-word="false"/>
      <style:text-properties officeooo:paragraph-rsid="000688d2"/>
    </style:style>
    <style:style style:name="P16" style:family="paragraph" style:parent-style-name="Standard">
      <style:text-properties fo:language="zxx" fo:country="none" officeooo:rsid="000cf92a" officeooo:paragraph-rsid="000cf92a" style:language-asian="zxx" style:country-asian="none" style:language-complex="zxx" style:country-complex="none"/>
    </style:style>
    <style:style style:name="P17" style:family="paragraph" style:parent-style-name="Heading_20_1">
      <style:text-properties fo:language="zxx" fo:country="none" officeooo:rsid="0008443b" officeooo:paragraph-rsid="0008443b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51dd4" officeooo:paragraph-rsid="0009d13f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cf884" officeooo:paragraph-rsid="001cf884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officeooo:paragraph-rsid="001b2ddc"/>
    </style:style>
    <style:style style:name="T1" style:family="text">
      <style:text-properties fo:language="zxx" fo:country="none" officeooo:rsid="000cf92a" style:language-asian="zxx" style:country-asian="none" style:language-complex="zxx" style:country-complex="none"/>
    </style:style>
    <style:style style:name="T2" style:family="text">
      <style:text-properties fo:language="zxx" fo:country="none" officeooo:rsid="000eea4e" style:language-asian="zxx" style:country-asian="none" style:language-complex="zxx" style:country-complex="none"/>
    </style:style>
    <style:style style:name="T3" style:family="text">
      <style:text-properties fo:language="zxx" fo:country="none" officeooo:rsid="000f4dff" style:language-asian="zxx" style:country-asian="none" style:language-complex="zxx" style:country-complex="none"/>
    </style:style>
    <style:style style:name="T4" style:family="text">
      <style:text-properties fo:language="zxx" fo:country="none" officeooo:rsid="000b2a0c" style:language-asian="zxx" style:country-asian="none" style:language-complex="zxx" style:country-complex="none"/>
    </style:style>
    <style:style style:name="T5" style:family="text">
      <style:text-properties fo:language="zxx" fo:country="none" officeooo:rsid="00111414" style:language-asian="zxx" style:country-asian="none" style:language-complex="zxx" style:country-complex="none"/>
    </style:style>
    <style:style style:name="T6" style:family="text">
      <style:text-properties fo:language="zxx" fo:country="none" officeooo:rsid="000b240f" style:language-asian="zxx" style:country-asian="none" style:language-complex="zxx" style:country-complex="none"/>
    </style:style>
    <style:style style:name="T7" style:family="text">
      <style:text-properties fo:language="zxx" fo:country="none" officeooo:rsid="00127390" style:language-asian="zxx" style:country-asian="none" style:language-complex="zxx" style:country-complex="none"/>
    </style:style>
    <style:style style:name="T8" style:family="text">
      <style:text-properties fo:language="zxx" fo:country="none" officeooo:rsid="0008443b" style:language-asian="zxx" style:country-asian="none" style:language-complex="zxx" style:country-complex="none"/>
    </style:style>
    <style:style style:name="T9" style:family="text">
      <style:text-properties fo:language="zxx" fo:country="none" officeooo:rsid="00134b32" style:language-asian="zxx" style:country-asian="none" style:language-complex="zxx" style:country-complex="none"/>
    </style:style>
    <style:style style:name="T10" style:family="text">
      <style:text-properties fo:language="zxx" fo:country="none" officeooo:rsid="000772a0" style:language-asian="zxx" style:country-asian="none" style:language-complex="zxx" style:country-complex="none"/>
    </style:style>
    <style:style style:name="T11" style:family="text">
      <style:text-properties fo:language="zxx" fo:country="none" officeooo:rsid="00141933" style:language-asian="zxx" style:country-asian="none" style:language-complex="zxx" style:country-complex="none"/>
    </style:style>
    <style:style style:name="T12" style:family="text">
      <style:text-properties fo:language="zxx" fo:country="none" officeooo:rsid="000688d2" style:language-asian="zxx" style:country-asian="none" style:language-complex="zxx" style:country-complex="none"/>
    </style:style>
    <style:style style:name="T13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14" style:family="text">
      <style:text-properties fo:language="zxx" fo:country="none" officeooo:rsid="00151dd4" fo:background-color="transparent" loext:char-shading-value="0" style:language-asian="zxx" style:country-asian="none" style:language-complex="zxx" style:country-complex="none"/>
    </style:style>
    <style:style style:name="T15" style:family="text">
      <style:text-properties fo:language="zxx" fo:country="none" officeooo:rsid="001b2ddc" fo:background-color="transparent" loext:char-shading-value="0" style:language-asian="zxx" style:country-asian="none" style:language-complex="zxx" style:country-complex="none"/>
    </style:style>
    <style:style style:name="T16" style:family="text">
      <style:text-properties fo:language="zxx" fo:country="none" officeooo:rsid="001cf884" fo:background-color="transparent" loext:char-shading-value="0" style:language-asian="zxx" style:country-asian="none" style:language-complex="zxx" style:country-complex="none"/>
    </style:style>
    <style:style style:name="T17" style:family="text">
      <style:text-properties style:font-name="Liberation Sans" fo:font-size="28pt" fo:font-weight="bold" officeooo:rsid="0005d855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officeooo:rsid="000cf92a"/>
    </style:style>
    <style:style style:name="T19" style:family="text">
      <style:text-properties officeooo:rsid="0005d855"/>
    </style:style>
    <style:style style:name="T20" style:family="text">
      <style:text-properties officeooo:rsid="00055133"/>
    </style:style>
    <style:style style:name="T21" style:family="text">
      <style:text-properties officeooo:rsid="0009e270"/>
    </style:style>
    <style:style style:name="T22" style:family="text">
      <style:text-properties officeooo:rsid="000e9a43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f00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0">Øving 2 – </text:span><text:span text:style-name="T17">Quicksort</text:span></text:p>
      <text:p text:style-name="P1">Ingebrigt Hovind</text:p>
      <text:p text:style-name="P2">Algoritmer og datastrukt<text:span text:style-name="T24">u</text:span>rer</text:p>
      <text:p text:style-name="P3"><text:span text:style-name="T20">Disse målingene ble tatt ved å generere en tilfeldig tabell med den gitte lengden som inneholdt tall mellom 0 og 100 000. Det ble generert to forskjellige slike tabeller, én for sorteringen med én pivot og én for sorteringen med to pivots. Målingene her representerer </text:span><text:span text:style-name="T21">tiden brukt på én sortering, da dette tok lang nok tid til at maskinklokken ble </text:span><text:span text:style-name="T18">nøyaktig i forhold</text:span><text:span text:style-name="T20">. </text:span></text:p>
      <text:p text:style-name="P20"><text:span text:style-name="T15">Det ble forsøkt å optimalisere</text:span><text:span text:style-name="T14"> ved hjelp av å bruke insertion sort med binary search i tilstrekkelig korte tabeller. </text:span><text:span text:style-name="T15">I realiteten så tok sorteringen like lang tid selv med insertion sort, noe som jeg går ut ifra at er fra en svakhet i koden. </text:span><text:span text:style-name="T16">Jeg valgte derfor å gå tilbake slik programmet var originalt, med bruk av median3sort istedenfor insertion sort.</text:span></text:p>
      <text:p text:style-name="P4"><text:span text:style-name="T14">D</text:span><text:span text:style-name="T13">ette er dataene med ren quicksort, kun optimalisert ved å bruke taggen -Ofast i kompileringen:</text:span></text:p>
      <text:h text:style-name="P17" text:outline-level="1"><text:span text:style-name="T23">10 millione</text:span>r tall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Tilfeldige tall</text:p>
          </table:table-cell>
          <table:table-cell table:style-name="Table1.A1" office:value-type="string">
            <text:p text:style-name="P8">Annenhvert ta<text:span text:style-name="T18">ll er likt</text:span></text:p>
          </table:table-cell>
          <table:table-cell table:style-name="Table1.D1" office:value-type="string">
            <text:p text:style-name="P8">Sortert tabell</text:p>
          </table:table-cell>
        </table:table-row>
        <table:table-row>
          <table:table-cell table:style-name="Table1.A2" office:value-type="string">
            <text:p text:style-name="P8">Med én pivot</text:p>
          </table:table-cell>
          <table:table-cell table:style-name="Table1.A2" office:value-type="string">
            <text:p text:style-name="P15"><text:span text:style-name="T11">824</text:span><text:span text:style-name="T12"> ms</text:span></text:p>
          </table:table-cell>
          <table:table-cell table:style-name="Table1.A2" office:value-type="string">
            <text:p text:style-name="P14"><text:span text:style-name="T9">558</text:span><text:span text:style-name="T10"> </text:span><text:span text:style-name="T1">ms</text:span></text:p>
          </table:table-cell>
          <table:table-cell table:style-name="Table1.D2" office:value-type="string">
            <text:p text:style-name="P13"><text:span text:style-name="T7">227</text:span><text:span text:style-name="T8"> ms</text:span></text:p>
          </table:table-cell>
        </table:table-row>
        <table:table-row>
          <table:table-cell table:style-name="Table1.A2" office:value-type="string">
            <text:p text:style-name="P8">Med to pivots</text:p>
          </table:table-cell>
          <table:table-cell table:style-name="Table1.A2" office:value-type="string">
            <text:p text:style-name="P15"><text:span text:style-name="T11">818</text:span><text:span text:style-name="T12"> ms</text:span></text:p>
          </table:table-cell>
          <table:table-cell table:style-name="Table1.A2" office:value-type="string">
            <text:p text:style-name="P14"><text:span text:style-name="T9">561</text:span><text:span text:style-name="T10"> </text:span><text:span text:style-name="T1">ms</text:span></text:p>
          </table:table-cell>
          <table:table-cell table:style-name="Table1.D2" office:value-type="string">
            <text:p text:style-name="P13"><text:span text:style-name="T7">216</text:span><text:span text:style-name="T8"> ms</text:span></text:p>
          </table:table-cell>
        </table:table-row>
      </table:table>
      <text:h text:style-name="P17" text:outline-level="1">100 millioner tall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>Tilfeldige tall</text:p>
          </table:table-cell>
          <table:table-cell table:style-name="Table2.A1" office:value-type="string">
            <text:p text:style-name="P7"><text:span text:style-name="T19">Anne</text:span><text:span text:style-name="T24">t</text:span><text:span text:style-name="T19">hvert tall </text:span><text:span text:style-name="T18">er likt</text:span></text:p>
          </table:table-cell>
          <table:table-cell table:style-name="Table2.D1" office:value-type="string">
            <text:p text:style-name="P9">Sortert tabell</text:p>
          </table:table-cell>
        </table:table-row>
        <table:table-row>
          <table:table-cell table:style-name="Table2.A2" office:value-type="string">
            <text:p text:style-name="P9">Med én pivot</text:p>
          </table:table-cell>
          <table:table-cell table:style-name="Table2.A2" office:value-type="string">
            <text:p text:style-name="P10"><text:span text:style-name="T2">8361</text:span><text:span text:style-name="T1"> ms</text:span></text:p>
          </table:table-cell>
          <table:table-cell table:style-name="Table2.A2" office:value-type="string">
            <text:p text:style-name="P11"><text:span text:style-name="T3">5833</text:span><text:span text:style-name="T4"> ms</text:span></text:p>
          </table:table-cell>
          <table:table-cell table:style-name="Table2.D2" office:value-type="string">
            <text:p text:style-name="P12"><text:span text:style-name="T5">2143</text:span><text:span text:style-name="T6"> ms</text:span></text:p>
          </table:table-cell>
        </table:table-row>
        <table:table-row>
          <table:table-cell table:style-name="Table2.A2" office:value-type="string">
            <text:p text:style-name="P9">Med to pivotrs</text:p>
          </table:table-cell>
          <table:table-cell table:style-name="Table2.A2" office:value-type="string">
            <text:p text:style-name="P10"><text:span text:style-name="T2">8227</text:span><text:span text:style-name="T1"> ms</text:span></text:p>
          </table:table-cell>
          <table:table-cell table:style-name="Table2.A2" office:value-type="string">
            <text:p text:style-name="P11"><text:span text:style-name="T3">5761</text:span><text:span text:style-name="T4"> ms</text:span></text:p>
          </table:table-cell>
          <table:table-cell table:style-name="Table2.D2" office:value-type="string">
            <text:p text:style-name="P12"><text:span text:style-name="T5">2040</text:span><text:span text:style-name="T6"> ms</text:span></text:p>
          </table:table-cell>
        </table:table-row>
      </table:table>
      <text:p text:style-name="P18"/>
      <text:p text:style-name="P19">Man kan se her at det er litt raskere å bruke dual-pivot på alle tre kategoriene, men resultatene er så nære at tabellen med 10 millioner tall der anne<text:span text:style-name="T24">t</text:span>hvert tall er likt så brukte dual pivot lenger tid. </text:p>
      <text:p text:style-name="P19"/>
      <text:p text:style-name="P19">Når tidsforskjellene er så nære hverandre, så blir det vanskelig å konkludere med hvilken sortering som er raskest, da små forskjellig i ledig prosessorkraft kan ha vært forskjellen, spesielt i de mindre arrayene. Likevel så vil jeg si at differansen i arrayene med 100 millioner tall er store nok til å konkludere med at dual pivot er raskere.</text:p>
      <text:p text:style-name="P19"/>
      <text:p text:style-name="P16">Alle sorteringene besto både checksum-testen og verifisert til å være <text:span text:style-name="T22">i stigende rekkefølge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59:50.332929918</meta:creation-date>
    <dc:date>2020-09-02T13:38:00.055661530</dc:date>
    <meta:editing-duration>PT1H24M41S</meta:editing-duration>
    <meta:editing-cycles>26</meta:editing-cycles>
    <meta:generator>LibreOffice/6.4.6.2$Linux_X86_64 LibreOffice_project/40$Build-2</meta:generator>
    <meta:document-statistic meta:table-count="2" meta:image-count="0" meta:object-count="0" meta:page-count="1" meta:paragraph-count="33" meta:word-count="314" meta:character-count="1788" meta:non-whitespace-character-count="1504"/>
  </office:meta>
</office:document-meta>
</file>